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6_3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Leon Morai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February 12, 1894</text:p>
      <text:p text:style-name="P5">Month<text:tab/><text:tab/><text:tab/><text:tab/><text:tab/><text:tab/>February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Minneapolis</text:p>
      <text:p text:style-name="P5">State<text:tab/><text:tab/><text:tab/><text:tab/><text:tab/><text:tab/>MN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Minneapolis Minn Feb 12[/ inserted by author]94/</text:p>
      <text:p text:style-name="P2">Dear Father/</text:p>
      <text:p text:style-name="P2"><text:tab/>Nina has written you/ in full detail what she and/ Mr Cohen have decided to let/ me do and also the amounts/ I owe, and legal notes will/ be made out to you before I leave/ here which will be not later/ than Wednesday./</text:p>
      <text:p text:style-name="P2"><text:tab/>I scarcely/ know what to say to you for in/ the twenty four years of my life/ I have promised so much and/ fulfilled so few of those promis-/es that I can not blame any-/body who knows me for not be-/lieving me./</text:p>
      <text:p text:style-name="P2"><text:tab/>I do not ask your/ forgiveness for all my sins/ and the unhappiness I have/ caused you in your old age,/ and I can only say in regard/ to my future, that I ask/ God to give me strength to/ resist all temptations and/</text:p>
      <text:p text:style-name="P2"/>
      <text:p text:style-name="P2">[Page 2]</text:p>
      <text:p text:style-name="P2"><text:soft-page-break/>again give me power to prove/ to you as I had been trying/ to do when I first came to/ Kansas City that I am worthy/ of the name I bear./</text:p>
      <text:p text:style-name="P2"><text:tab/>I can hardly realize/ sometimes that I have brought/ myself in a few short months/ down to what I am, and as/ I am a boy no longer you may/ feel sure that I have enough/ manly sense to feel the disgrace/ that I have brought upon myself/ and the sorrow that I have/ brought upon my family./</text:p>
      <text:p text:style-name="P2"><text:tab/>I pray that you will/ live to see me once more a man/ in every sense of the word, and/ that I may give you no cause to regret/ having bestowed upon me/ the amount of money which/ I know has cost you many a/ privation to accumulate./</text:p>
      <text:p text:style-name="P2"><text:tab/>Of my sister Nina/ and her best of husbands/ Emanuel Cohen I can never/ live long enough or do enough/</text:p>
      <text:p text:style-name="P2"/>
      <text:p text:style-name="P2">[Page 3]</text:p>
      <text:p text:style-name="P2">good to repay them for their/ goodness to me, there is not/ another man in this world/ I believe who would have done/ for me what Emanuel Cohen/ did, for when I consider that/ he's no relation of mine I/ certainly ought to congratulate/ myself on having such a <text:span text:style-name="T2">friend</text:span><text:span text:style-name="T3">/ and </text:span><text:span text:style-name="T2">helper</text:span><text:span text:style-name="T3">, he is a </text:span><text:span text:style-name="T2">man</text:span><text:span text:style-name="T3"> and/ I feel that the association/ with him and the example he/ has shown me of what a </text:span><text:span text:style-name="T2">man</text:span><text:span text:style-name="T3">/ ought to be has done me more/ good than I can tell, I have/ not yet said one word of thanks/ to him or Nina nor shall/ I but if I dont[sic!] prove to them/ in future that </text:span><text:span text:style-name="T2">I am thankful</text:span><text:span text:style-name="T3">/ indeed for their gigantic efforts/ to help me become what I should/ be I ought to be torn limb from/ limb./</text:span></text:p>
      <text:p text:style-name="P2"><text:span text:style-name="T3"><text:tab/>I go back to Kansas/ City, there is where I lost my/ name, and there if I can, I am/ going to regain it and my/ friends/</text:span></text:p>
      <text:p text:style-name="P2"><text:span text:style-name="T3"/></text:p>
      <text:p text:style-name="P2"><text:span text:style-name="T3">[Page 4]</text:span></text:p>
      <text:p text:style-name="P2"><text:span text:style-name="T3">I need not tell you again/ that I have been trusted here/ with more than kindness and/ have had a very pleasant/ visit in an ideal home./</text:span></text:p>
      <text:p text:style-name="P2"><text:span text:style-name="T3"><text:tab/>Try to forget the past/ no matter what you hear of/ what I </text:span><text:span text:style-name="T2">have done</text:span><text:span text:style-name="T3"> but lay/ your head down at night knowing that/ I am now making amends/ in every possible manner./</text:span></text:p>
      <text:p text:style-name="P2"><text:span text:style-name="T3"><text:tab/>I will write to/ you from Kansas City and my/ address there will be/ 1324 Central St./ Kansas City/ </text:span><text:span text:style-name="T2">MO</text:span><text:span text:style-name="T3">/ Your son/ Leon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2T12:30:12.09</meta:creation-date>
    <dc:date>2011-12-22T12:43:38.43</dc:date>
    <dc:creator>Penn Libraries</dc:creator>
    <meta:editing-duration>PT00H13M2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8" meta:word-count="715" meta:character-count="3992"/>
  </office:meta>
</office:document-meta>
</file>